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69.97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53.92mm"/>
    </style:style>
    <style:style style:name="co8" style:family="table-column">
      <style:table-column-properties fo:break-before="auto" style:column-width="51.73mm"/>
    </style:style>
    <style:style style:name="co9" style:family="table-column">
      <style:table-column-properties fo:break-before="auto" style:column-width="175.9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usG3_V1 (Bill Of Material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OYOTA PRIUS GEN 3 INVERTER LOGIC BOARD V1 BOM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 table:style-name="ce2" office:value-type="string" calcext:value-type="string">
            <text:p>Ref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RS Part Number</text:p>
          </table:table-cell>
          <table:table-cell table:style-name="ce2" office:value-type="string" calcext:value-type="string">
            <text:p>Oth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_Main_Conn</text:p>
          </table:table-cell>
          <table:table-cell table:number-columns-repeated="5"/>
          <table:table-cell office:value-type="string" calcext:value-type="string">
            <text:p>Not available. Must be harvested from OEM logic PCB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8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inJSTCP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7,12,13,14,15,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SI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DSI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inJSTCP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PX680MEFC10X12.5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25PX680MEFC10X12.5</text:p>
          </table:table-cell>
          <table:table-cell table:number-columns-repeated="2"/>
          <table:table-cell office:value-type="string" calcext:value-type="string">
            <text:p>RUBYCON - 25PX680MEFC10X12.5 - CAP, 680F, 25V, 2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4,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ZLG47MEFC6.3X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25ZLG47MEFC6.3X7</text:p>
          </table:table-cell>
          <table:table-cell office:value-type="float" office:value="7259004" calcext:value-type="float">
            <text:p>7259004</text:p>
          </table:table-cell>
          <table:table-cell/>
          <table:table-cell office:value-type="string" calcext:value-type="string">
            <text:p>Capacitor Al 105deg 47uF 25V 6.3x7 Rubycon Aluminium Electrolytic Capacitor 47uF 25 V dc 6.3mm Through Hole series ZLG lifetime 1000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/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Ã¼rth Elektronik</text:p>
          </table:table-cell>
          <table:table-cell office:value-type="float" office:value="7447709470" calcext:value-type="float">
            <text:p>7447709470</text:p>
          </table:table-cell>
          <table:table-cell table:number-columns-repeated="2"/>
          <table:table-cell office:value-type="string" calcext:value-type="string">
            <text:p>SMD-Shielded Power Inductors WE-P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0S4433A</text:p>
          </table:table-cell>
          <table:table-cell office:value-type="string" calcext:value-type="string">
            <text:p>ATMEGA328P-AU</text:p>
          </table:table-cell>
          <table:table-cell table:number-columns-repeated="4"/>
          <table:table-cell office:value-type="string" calcext:value-type="string">
            <text:p>MICROCONTROLLER4 Kbytes FLASH128 bytes SRAM256 bytes EEPROMUART6-channel 10 bit AD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08B-CPTK-1A-TB</text:p>
          </table:table-cell>
          <table:table-cell/>
          <table:table-cell office:value-type="string" calcext:value-type="string">
            <text:p>JST (JAPAN SOLDERLESS TERMINALS)</text:p>
          </table:table-cell>
          <table:table-cell office:value-type="string" calcext:value-type="string">
            <text:p>BM08B-CPTK-1A-TB</text:p>
          </table:table-cell>
          <table:table-cell office:value-type="float" office:value="1238259" calcext:value-type="float">
            <text:p>1238259</text:p>
          </table:table-cell>
          <table:table-cell/>
          <table:table-cell office:value-type="string" calcext:value-type="string">
            <text:p>Header Top 8 Double CP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50B-SHLDS-G-TFT</text:p>
          </table:table-cell>
          <table:table-cell/>
          <table:table-cell office:value-type="string" calcext:value-type="string">
            <text:p>JST (JAPAN SOLDERLESS TERMINALS)</text:p>
          </table:table-cell>
          <table:table-cell office:value-type="string" calcext:value-type="string">
            <text:p>BM50B-SHLDS-G-TFT</text:p>
          </table:table-cell>
          <table:table-cell table:number-columns-repeated="2"/>
          <table:table-cell office:value-type="string" calcext:value-type="string">
            <text:p>Top Entry disconnectable, crimp style Shrouded Header, 50 position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1,23,24,106,43,65,71,107,72,84,97,98,99,100,111,113,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,19,20,33,34,69,70,85,86,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1,22,25,26,28,29,30,31,32,45,40,77,82,83,90,91,92,93,94,95,96,101,102,112,1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6,55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330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 - 25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 - 25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 - 25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 - 25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F7045T-150M</text:p>
          </table:table-cell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CLF7045T-150M</text:p>
          </table:table-cell>
          <table:table-cell office:value-type="string" calcext:value-type="string">
            <text:p>7923997P</text:p>
          </table:table-cell>
          <table:table-cell/>
          <table:table-cell office:value-type="string" calcext:value-type="string">
            <text:p>TDK CLF7045T Series Shielded Wire-wound SMD Inductor with a Ferrite Core, 15 uH +/-20% 2.3A Id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F7045T-150M</text:p>
          </table:table-cell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CLF7045T-150M</text:p>
          </table:table-cell>
          <table:table-cell office:value-type="string" calcext:value-type="string">
            <text:p>7923997P</text:p>
          </table:table-cell>
          <table:table-cell/>
          <table:table-cell office:value-type="string" calcext:value-type="string">
            <text:p>TDK CLF7045T Series Shielded Wire-wound SMD Inductor with a Ferrite Core, 15 uH +/-20% 2.3A Id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number-columns-repeated="4"/>
          <table:table-cell office:value-type="string" calcext:value-type="string">
            <text:p>CrystalsVarious standard crystals. Proven footprints. Spark Fun Electronics SKU : COM-0053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number-columns-repeated="4"/>
          <table:table-cell office:value-type="string" calcext:value-type="string">
            <text:p>CrystalsVarious standard crystals. Proven footprints. Spark Fun Electronics SKU : COM-0053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number-columns-repeated="4"/>
          <table:table-cell office:value-type="string" calcext:value-type="string">
            <text:p>NON-POLARIZED CA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 table:number-columns-repeated="5"/>
          <table:table-cell office:value-type="string" calcext:value-type="string">
            <text:p>LED0603 - 0603 Surface Mount Package2mA:Green LED - Low Power (3.9mcd, 2ma, 1.7Vf) - Digikey: 475-2709-2-NDOrange LED - Low Power (9.8mcd, 2ma, 1.8Vf) - Digikey: 475-1194-2-NDRed LED - Low Power (5mcd, 2ma, 1.8Vf) - Digikey: 475-1195-2-NDYellow LED - Low Power (7mcd, 2ma, 1.8Vf) - Digikey: 475-1196-2-ND5mA:Blue LED - Low Power (17mcd, 5ma, 2.9Vf) - Digikey: LNJ937W8CRACT-ND0805 - 0805 Surface Mount Package2mA:Red LED (8.8mcd, 2mA, 1.8Vf, Clear) - Low Power [Digikey: 475-2510-1-ND]Green LED (5mcd, 2mA, 1.8Vf, Clear) - Low Power [Digikey: 475-2730-1-ND]Yellow LED (11.3mcd, 2mA, 1.8Vf, Clear) - Low Power [Digikey: 475-2555-1-ND]20mA:Red LED (104mcd, 20mA, Diffused) - LS R976 [Digikey: 475-1278-6-ND]Red LED (12mcd, 20mA, 2.0Vf, Clear) - APT2012EC [Digikey: 754-1128-1-ND]Green LED (15mcd, 20mA, 2.2Vf, Clear) - APT2012GC [Digikey: 754-1131-1-ND]Orange LED (160mcd, 20mA, 2.1Vf, Clear) - APT2012SECK [Digikey: 754-1130-1-ND]1206 - 1206 Surface Mount PackageGreen LED (26mcd, 20mA, Diffused) - LG N971 <text:s/>[Digikey: 475-1407-6-ND]Red LED (15mcd, 20mA, Diffused) - LH N974 [Digikey: 475-1416-6-N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N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386N</text:p>
          </table:table-cell>
          <table:table-cell table:number-columns-repeated="2"/>
          <table:table-cell office:value-type="string" calcext:value-type="string">
            <text:p>Audio Amplifiers Lo Vltg Audio PWR Am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N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386N</text:p>
          </table:table-cell>
          <table:table-cell table:number-columns-repeated="2"/>
          <table:table-cell office:value-type="string" calcext:value-type="string">
            <text:p>Audio Amplifiers Lo Vltg Audio PWR Am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number-columns-repeated="4"/>
          <table:table-cell office:value-type="string" calcext:value-type="string">
            <text:p>INDUC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number-columns-repeated="4"/>
          <table:table-cell office:value-type="string" calcext:value-type="string">
            <text:p>INDUC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P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31X03_NO_SILK</text:p>
          </table:table-cell>
          <table:table-cell office:value-type="string" calcext:value-type="string">
            <text:p>M032.54MM</text:p>
          </table:table-cell>
          <table:table-cell table:number-columns-repeated="4"/>
          <table:table-cell office:value-type="string" calcext:value-type="string">
            <text:p>Header 3Standard 3-pin 0.1" header. Use with straight break away headers (SKU : PRT-00116), right angle break away headers (PRT-00553), swiss pins (PRT-00743), machine pins (PRT-00117), and female headers (PRT-00115). Molex polarized connector foot print use with SKU : PRT-08232 with associated crimp pins and housings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PRO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31X03_NO_SILK</text:p>
          </table:table-cell>
          <table:table-cell office:value-type="string" calcext:value-type="string">
            <text:p>M032.54MM</text:p>
          </table:table-cell>
          <table:table-cell table:number-columns-repeated="4"/>
          <table:table-cell office:value-type="string" calcext:value-type="string">
            <text:p>Header 3Standard 3-pin 0.1" header. Use with straight break away headers (SKU : PRT-00116), right angle break away headers (PRT-00553), swiss pins (PRT-00743), machine pins (PRT-00117), and female headers (PRT-00115). Molex polarized connector foot print use with SKU : PRT-08232 with associated crimp pins and housings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89RESA+</text:p>
          </table:table-cell>
          <table:table-cell/>
          <table:table-cell office:value-type="string" calcext:value-type="string">
            <text:p>Maxim Integrated</text:p>
          </table:table-cell>
          <table:table-cell office:value-type="string" calcext:value-type="string">
            <text:p>MAX889RESA+</text:p>
          </table:table-cell>
          <table:table-cell office:value-type="string" calcext:value-type="string">
            <text:p>7861300P</text:p>
          </table:table-cell>
          <table:table-cell/>
          <table:table-cell office:value-type="string" calcext:value-type="string">
            <text:p>Maxim MAX889RESA+, Charge Pump Inverting 200mA 0.62 MHz, -2.5 <text:s/>-5.5 V, 8-Pin, SO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PR10V227M6.3X1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GPR10V227M6.3X11</text:p>
          </table:table-cell>
          <table:table-cell table:number-columns-repeated="2"/>
          <table:table-cell office:value-type="string" calcext:value-type="string">
            <text:p>MULTICOMP - MCGPR10V227M6.3X11 - CAP, 220F, 10V, 2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Dual lowpower op-amp,MCP602-I/SN SO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Dual lowpower op-amp,MCP602-I/SN SO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RH35V477M10X2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H35V477M10X21</text:p>
          </table:table-cell>
          <table:table-cell table:number-columns-repeated="2"/>
          <table:table-cell office:value-type="string" calcext:value-type="string">
            <text:p>MULTICOMP - MCRH35V477M10X21 - CAP, 470F, 35V, 2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RH35V477M10X2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H35V477M10X21</text:p>
          </table:table-cell>
          <table:table-cell table:number-columns-repeated="2"/>
          <table:table-cell office:value-type="string" calcext:value-type="string">
            <text:p>MULTICOMP - MCRH35V477M10X21 - CAP, 470F, 35V, 2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171WU-TR</text:p>
          </table:table-cell>
          <table:table-cell/>
          <table:table-cell office:value-type="string" calcext:value-type="string">
            <text:p>Micrel</text:p>
          </table:table-cell>
          <table:table-cell office:value-type="string" calcext:value-type="string">
            <text:p>MIC2171WU-TR</text:p>
          </table:table-cell>
          <table:table-cell office:value-type="string" calcext:value-type="string">
            <text:p>998-MIC2171WUTR</text:p>
          </table:table-cell>
          <table:table-cell/>
          <table:table-cell office:value-type="string" calcext:value-type="string">
            <text:p>Switching Voltage Regulators 2.5A 100kHz Switching Regul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171WU-TR</text:p>
          </table:table-cell>
          <table:table-cell/>
          <table:table-cell office:value-type="string" calcext:value-type="string">
            <text:p>Micrel</text:p>
          </table:table-cell>
          <table:table-cell office:value-type="string" calcext:value-type="string">
            <text:p>MIC2171WU-TR</text:p>
          </table:table-cell>
          <table:table-cell office:value-type="string" calcext:value-type="string">
            <text:p>998-MIC2171WUTR</text:p>
          </table:table-cell>
          <table:table-cell/>
          <table:table-cell office:value-type="string" calcext:value-type="string">
            <text:p>Switching Voltage Regulators 2.5A 100kHz Switching Regul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6</text:p>
          </table:table-cell>
          <table:table-cell table:number-columns-repeated="5"/>
          <table:table-cell office:value-type="string" calcext:value-type="string">
            <text:p>HAR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8401ADTRK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8401ADTRK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K1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K1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91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00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float" office:value="470" calcext:value-type="float">
            <text:p>470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float" office:value="470" calcext:value-type="float">
            <text:p>470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82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MU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20:36:54.573000000</dc:date>
    <meta:editing-duration>PT7H12M24S</meta:editing-duration>
    <meta:editing-cycles>5</meta:editing-cycles>
    <meta:generator>LibreOffice/5.3.2.2$Windows_x86 LibreOffice_project/6cd4f1ef626f15116896b1d8e1398b56da0d0ee1</meta:generator>
    <meta:document-statistic meta:table-count="1" meta:cell-count="1666" meta:object-count="0"/>
  </office:meta>
</office:document-meta>
</file>